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94bd5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102cm" draw:marker-start-width="0.352cm" draw:marker-end="Arrow" draw:marker-end-width="0.452cm" draw:fill="solid" draw:fill-color="#ff9966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94bd5e" draw:textarea-horizontal-align="justify" draw:textarea-vertical-align="middle" draw:auto-grow-height="false" fo:min-height="0cm" fo:min-width="0cm" draw:shadow="hidden"/>
    </style:style>
    <style:style style:name="gr12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27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font-family="'Nimbus Sans L'" style:font-family-generic="swiss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family="'Nimbus Sans L'" style:font-family-generic="swiss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1cm" svg:height="1.905cm" svg:x="13.43cm" svg:y="6.945cm">
          <text:p text:style-name="P1">PyA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3.81cm" svg:height="1.905cm" svg:x="13.43cm" svg:y="10.42cm">
          <text:p text:style-name="P1">Sci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3.81cm" svg:height="1.905cm" svg:x="13.43cm" svg:y="13.895cm">
          <text:p text:style-name="P1">Num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3.81cm" svg:height="1.905cm" svg:x="13.43cm" svg:y="17.37cm">
          <text:p text:style-name="P1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5" draw:layer="layout" svg:width="5.28cm" svg:height="1.905cm" svg:x="4.11cm" svg:y="6.945cm">
          <text:p text:style-name="P1">AMG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s" svg:x1="15.335cm" svg:y1="8.85cm" svg:x2="15.335cm" svg:y2="10.42cm" draw:start-shape="id1" draw:start-glue-point="2" draw:end-shape="id2" draw:end-glue-point="0" svg:d="m15335 8850v500 569 501">
          <text:p text:style-name="P8"/>
        </draw:connector>
        <draw:connector draw:style-name="gr4" draw:text-style-name="P2" draw:layer="layout" draw:type="lines" svg:x1="15.335cm" svg:y1="12.325cm" svg:x2="15.335cm" svg:y2="13.895cm" draw:start-shape="id2" draw:start-glue-point="2" draw:end-shape="id3" draw:end-glue-point="0" svg:d="m15335 12325v500 569 501">
          <text:p text:style-name="P8"/>
        </draw:connector>
        <draw:connector draw:style-name="gr4" draw:text-style-name="P2" draw:layer="layout" draw:type="lines" svg:x1="15.335cm" svg:y1="15.8cm" svg:x2="15.335cm" svg:y2="17.37cm" draw:start-shape="id3" draw:start-glue-point="2" draw:end-shape="id4" draw:end-glue-point="0" svg:d="m15335 15800v500 569 501">
          <text:p text:style-name="P8"/>
        </draw:connector>
        <draw:connector draw:style-name="gr4" draw:text-style-name="P2" draw:layer="layout" draw:type="line" svg:x1="13.43cm" svg:y1="7.897cm" svg:x2="9.39cm" svg:y2="7.897cm" draw:start-shape="id1" draw:start-glue-point="3" draw:end-shape="id5" draw:end-glue-point="1" svg:d="m13430 7897h-4040">
          <text:p text:style-name="P8"/>
        </draw:connector>
        <draw:custom-shape draw:style-name="gr5" draw:text-style-name="P1" draw:id="id8" draw:layer="layout" svg:width="3.997cm" svg:height="1.905cm" svg:x="21.48cm" svg:y="4.11cm">
          <text:p text:style-name="P1">Dol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9" draw:layer="layout" svg:width="3.997cm" svg:height="1.905cm" svg:x="21.48cm" svg:y="6.931cm">
          <text:p text:style-name="P1">Fi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6" draw:layer="layout" svg:width="5.281cm" svg:height="1.905cm" svg:x="4.109cm" svg:y="13.895cm">
          <text:p text:style-name="P1">BLAS/LAP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3.43cm" svg:y1="14.847cm" svg:x2="9.39cm" svg:y2="14.847cm" draw:start-shape="id3" draw:start-glue-point="3" draw:end-shape="id6" svg:d="m13430 14847h-4040">
          <text:p text:style-name="P8"/>
        </draw:connector>
        <draw:custom-shape draw:style-name="gr3" draw:text-style-name="P1" draw:id="id7" draw:layer="layout" svg:width="5.28cm" svg:height="1.905cm" svg:x="4.11cm" svg:y="10.42cm">
          <text:p text:style-name="P1">Sparse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3.43cm" svg:y1="11.372cm" svg:x2="9.39cm" svg:y2="11.372cm" draw:start-shape="id2" draw:start-glue-point="3" draw:end-shape="id7" draw:end-glue-point="1" svg:d="m13430 11372h-4040">
          <text:p text:style-name="P8"/>
        </draw:connector>
        <draw:connector draw:style-name="gr4" draw:text-style-name="P2" draw:layer="layout" draw:type="curve" svg:x1="21.48cm" svg:y1="5.062cm" svg:x2="17.24cm" svg:y2="7.897cm" draw:start-shape="id8" draw:start-glue-point="3" draw:end-shape="id1" draw:end-glue-point="1" svg:d="m21480 5062c-3180 0-1060 2835-4240 2835">
          <text:p text:style-name="P8"/>
        </draw:connector>
        <draw:connector draw:style-name="gr4" draw:text-style-name="P2" draw:layer="layout" draw:type="curve" svg:x1="21.48cm" svg:y1="7.883cm" svg:x2="17.24cm" svg:y2="7.897cm" draw:start-shape="id9" draw:start-glue-point="3" draw:end-shape="id1" svg:d="m21480 7883c-3180 0-1060 14-4240 14">
          <text:p text:style-name="P8"/>
        </draw:connector>
        <draw:custom-shape draw:style-name="gr7" draw:text-style-name="P1" draw:layer="layout" svg:width="2.052cm" svg:height="1.217cm" svg:x="10.79cm" svg:y="7.289cm">
          <text:p text:style-name="P1">SWIG</text:p>
          <draw:enhanced-geometry svg:viewBox="0 0 21600 21600" draw:type="rectangle" draw:enhanced-path="M 0 0 L 21600 0 21600 21600 0 21600 0 0 Z N"/>
        </draw:custom-shape>
        <draw:custom-shape draw:style-name="gr5" draw:text-style-name="P1" draw:id="id10" draw:layer="layout" svg:width="3.997cm" svg:height="1.905cm" svg:x="21.481cm" svg:y="9.751cm">
          <text:p text:style-name="P1">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21.481cm" svg:y1="10.703cm" svg:x2="17.24cm" svg:y2="7.897cm" draw:start-shape="id10" draw:start-glue-point="3" draw:end-shape="id1" svg:d="m21481 10703c-3180 0-1060-2806-4241-2806">
          <text:p text:style-name="P8"/>
        </draw:connector>
        <draw:frame draw:style-name="gr8" draw:text-style-name="P4" draw:layer="layout" svg:width="17.49cm" svg:height="1.826cm" svg:x="5.263cm" svg:y="1.221cm">
          <draw:text-box>
            <text:p text:style-name="P3"><text:span text:style-name="T1">Scientific Software Ecosystem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polygon draw:style-name="gr10" draw:text-style-name="P2" draw:layer="layout" svg:width="16.321cm" svg:height="3.7cm" svg:x="11.38cm" svg:y="8.536cm" svg:viewBox="0 0 16322 3701" draw:points="1430,3701 0,1796 1530,0 16322,0 16222,3701">
          <text:p text:style-name="P8"/>
        </draw:polygon>
        <draw:polygon draw:style-name="gr10" draw:text-style-name="P2" draw:layer="layout" svg:width="16.321cm" svg:height="1.85cm" svg:x="11.38cm" svg:y="12.648cm" svg:viewBox="0 0 16322 1851" draw:points="1511,1851 0,859 1530,0 16322,0 16303,1851">
          <text:p text:style-name="P8"/>
        </draw:polygon>
        <draw:polygon draw:style-name="gr10" draw:text-style-name="P2" draw:layer="layout" svg:width="16.279cm" svg:height="4.48cm" svg:x="11.422cm" svg:y="14.788cm" svg:viewBox="0 0 16280 4481" draw:points="1363,4481 0,2217 1488,0 16280,0 16155,4481">
          <text:p text:style-name="P8"/>
        </draw:polygon>
        <draw:polygon draw:style-name="gr10" draw:text-style-name="P2" draw:layer="layout" svg:width="16.377cm" svg:height="3.174cm" svg:x="11.324cm" svg:y="4.935cm" svg:viewBox="0 0 16378 3175" draw:points="1586,3175 0,1561 1586,0 16378,0 16378,3175">
          <text:p text:style-name="P8"/>
        </draw:polygon>
        <draw:custom-shape draw:style-name="gr5" draw:text-style-name="P6" draw:id="id11" draw:layer="layout" svg:width="4.445cm" svg:height="1.905cm" svg:x="0.37cm" svg:y="10.89cm">
          <text:p text:style-name="P1"><text:span text:style-name="T2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id="id15" draw:layer="layout" svg:width="3.81cm" svg:height="1.905cm" svg:x="7.62cm" svg:y="5.605cm">
          <text:p text:style-name="P1"><text:span text:style-name="T2">Sci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id="id14" draw:layer="layout" svg:width="3.81cm" svg:height="1.905cm" svg:x="7.62cm" svg:y="12.59cm">
          <text:p text:style-name="P1"><text:span text:style-name="T2">Num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id="id13" draw:layer="layout" svg:width="3.81cm" svg:height="1.905cm" svg:x="7.62cm" svg:y="9.415cm">
          <text:p text:style-name="P1"><text:span text:style-name="T2">PyAM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16.748cm" svg:height="17.977cm" svg:x="12.7cm" svg:y="4.935cm">
          <draw:text-box>
            <text:p text:style-name="P8"><text:span text:style-name="T3"># load linear system from file</text:span></text:p>
            <text:p text:style-name="P8"><text:span text:style-name="T4">mat_file = scipy.io.loadmat('poisson1d.mat')</text:span></text:p>
            <text:p text:style-name="P8"><text:span text:style-name="T4">A = scipy.sparse.csr_matrix(mat_file['A'])</text:span></text:p>
            <text:p text:style-name="P8"><text:span text:style-name="T4">b = mat_file['b']</text:span></text:p>
            <text:p text:style-name="P8"><text:span text:style-name="T4"/></text:p>
            <text:p text:style-name="P8"><text:span text:style-name="T3"># construct multigrid solver</text:span></text:p>
            <text:p text:style-name="P8"><text:span text:style-name="T4">sa_solver = pyamg.smoothed_aggregation_solver(A)</text:span></text:p>
            <text:p text:style-name="P8"><text:span text:style-name="T4"/></text:p>
            <text:p text:style-name="P8"><text:span text:style-name="T3"># solve system with conjugate-gradient acceleration</text:span></text:p>
            <text:p text:style-name="P8"><text:span text:style-name="T4">x = sa_solver.solve(b, tol=1e-8, accel='cg')</text:span></text:p>
            <text:p text:style-name="P8"><text:span text:style-name="T4"/></text:p>
            <text:p text:style-name="P8"><text:span text:style-name="T3"># compute residual norm</text:span></text:p>
            <text:p text:style-name="P8"><text:span text:style-name="T4">print “residual norm: ”, numpy.linalg.norm(b - A*x)</text:span></text:p>
            <text:p text:style-name="P8"><text:span text:style-name="T4"/></text:p>
            <text:p text:style-name="P8"><text:span text:style-name="T3"># plot solution</text:span></text:p>
            <text:p text:style-name="P8"><text:span text:style-name="T4">matplotlib.pylab.figure()</text:span></text:p>
            <text:p text:style-name="P8"><text:span text:style-name="T4">matplotlib.pylab.plot(x)</text:span></text:p>
            <text:p text:style-name="P8"><text:span text:style-name="T4">matplotlib.pylab.title('1D Poisson Problem')</text:span></text:p>
            <text:p text:style-name="P8"><text:span text:style-name="T4">matplotlib.pylab.show()</text:span></text:p>
            <text:p text:style-name="P8"><text:span text:style-name="T4">matplotlib.pylab.savefig('possion1d.eps')</text:span></text:p>
            <text:p text:style-name="P8"><text:span text:style-name="T4"/></text:p>
            <text:p text:style-name="P8"><text:span text:style-name="T3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custom-shape draw:style-name="gr11" draw:text-style-name="P6" draw:id="id12" draw:layer="layout" svg:width="3.81cm" svg:height="1.905cm" svg:x="7.62cm" svg:y="16.1cm">
          <text:p text:style-name="P1"><text:span text:style-name="T2">Matplot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4.815cm" svg:y1="11.842cm" svg:x2="7.62cm" svg:y2="17.052cm" draw:start-shape="id11" draw:start-glue-point="1" draw:end-shape="id12" draw:end-glue-point="3" svg:d="m4815 11842c2104 0 702 5210 2805 5210">
          <text:p text:style-name="P8"/>
        </draw:connector>
        <draw:connector draw:style-name="gr4" draw:text-style-name="P2" draw:layer="layout" draw:type="curve" svg:x1="4.815cm" svg:y1="11.842cm" svg:x2="7.62cm" svg:y2="10.367cm" draw:start-shape="id11" draw:start-glue-point="1" draw:end-shape="id13" draw:end-glue-point="3" svg:d="m4815 11842c2104 0 702-1475 2805-1475">
          <text:p text:style-name="P8"/>
        </draw:connector>
        <draw:connector draw:style-name="gr4" draw:text-style-name="P2" draw:layer="layout" draw:type="curve" svg:x1="4.815cm" svg:y1="11.842cm" svg:x2="7.62cm" svg:y2="13.542cm" draw:start-shape="id11" draw:start-glue-point="1" draw:end-shape="id14" draw:end-glue-point="3" svg:d="m4815 11842c2104 0 702 1700 2805 1700">
          <text:p text:style-name="P8"/>
        </draw:connector>
        <draw:connector draw:style-name="gr4" draw:text-style-name="P2" draw:layer="layout" draw:type="curve" svg:x1="4.815cm" svg:y1="11.842cm" svg:x2="7.62cm" svg:y2="6.557cm" draw:start-shape="id11" draw:start-glue-point="1" draw:end-shape="id15" draw:end-glue-point="3" svg:d="m4815 11842c2104 0 702-5285 2805-5285">
          <text:p text:style-name="P8"/>
        </draw:connector>
        <draw:frame draw:style-name="gr8" draw:text-style-name="P4" draw:layer="layout" svg:width="16.779cm" svg:height="1.826cm" svg:x="5.824cm" svg:y="1.477cm">
          <draw:text-box>
            <text:p text:style-name="P3"><text:span text:style-name="T1">PyAMG Application Anatomy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nathan</meta:initial-creator>
    <meta:creation-date>2009-02-25T01:18:31</meta:creation-date>
    <dc:creator>nathan</dc:creator>
    <dc:date>2009-03-01T20:27:13</dc:date>
    <meta:editing-cycles>14</meta:editing-cycles>
    <meta:editing-duration>PT1H59M42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